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/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<text:s/>Account Information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</text:span><text:span text:style-name="T185"><text:s/>the most appropriate box that shows how 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45"/><text:s text:c="23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<text:s/>person to be able to use this system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<text:s/>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8. <text:s text:c="2"/>I found the system very cumbersome to use.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<text:s/>odd items: subtract one from the user 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<text:s/>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3:48:00Z</dc:date>
    <meta:print-date>2006-07-28T14:33:00Z</meta:print-date>
    <meta:template xlink:href="Normal" xlink:type="simple"/>
    <meta:editing-cycles>33</meta:editing-cycles>
    <meta:editing-duration>PT8220S</meta:editing-duration>
    <meta:document-statistic meta:page-count="2" meta:paragraph-count="5" meta:word-count="412" meta:character-count="2762" meta:row-count="19" meta:non-whitespace-character-count="2355"/>
  </office:meta>
</office:document-meta>
</file>